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CNOLOGIA E INVERCIONES AGROPECUARIAS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VATIERRA CHIQUEZ, VLADIMIR ALEJAND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DINA ALCANTARA, SAUL ISMA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8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28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